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Standard">
      <style:text-properties officeooo:rsid="009e4066" officeooo:paragraph-rsid="009e4066"/>
    </style:style>
    <style:style style:name="P143" style:family="paragraph" style:parent-style-name="Standard">
      <style:text-properties officeooo:rsid="009e63ca" officeooo:paragraph-rsid="009e63ca"/>
    </style:style>
    <style:style style:name="P144" style:family="paragraph" style:parent-style-name="Standard">
      <style:text-properties officeooo:rsid="009f4946" officeooo:paragraph-rsid="009f4946"/>
    </style:style>
    <style:style style:name="P145" style:family="paragraph" style:parent-style-name="Standard">
      <style:text-properties officeooo:rsid="00a14461" officeooo:paragraph-rsid="00a14461"/>
    </style:style>
    <style:style style:name="P146" style:family="paragraph" style:parent-style-name="Standard">
      <style:text-properties officeooo:rsid="00a28558" officeooo:paragraph-rsid="00a28558"/>
    </style:style>
    <style:style style:name="P147" style:family="paragraph" style:parent-style-name="Standard">
      <style:text-properties officeooo:rsid="00a2d8ab" officeooo:paragraph-rsid="00a2d8ab"/>
    </style:style>
    <style:style style:name="P148" style:family="paragraph" style:parent-style-name="Standard">
      <style:text-properties officeooo:rsid="00a42700" officeooo:paragraph-rsid="00a42700"/>
    </style:style>
    <style:style style:name="P149" style:family="paragraph" style:parent-style-name="Standard">
      <style:text-properties officeooo:rsid="00a4bc18" officeooo:paragraph-rsid="00a4bc18"/>
    </style:style>
    <style:style style:name="P150" style:family="paragraph" style:parent-style-name="Standard">
      <style:text-properties officeooo:rsid="00a500a4" officeooo:paragraph-rsid="00a500a4"/>
    </style:style>
    <style:style style:name="P151" style:family="paragraph" style:parent-style-name="Standard">
      <style:text-properties officeooo:rsid="00a75ca0" officeooo:paragraph-rsid="00a75ca0"/>
    </style:style>
    <style:style style:name="P152" style:family="paragraph" style:parent-style-name="Standard">
      <style:text-properties officeooo:rsid="00a94617" officeooo:paragraph-rsid="00a94617"/>
    </style:style>
    <style:style style:name="P153" style:family="paragraph" style:parent-style-name="Standard">
      <style:text-properties officeooo:rsid="00a9c340" officeooo:paragraph-rsid="00a9c340"/>
    </style:style>
    <style:style style:name="P154" style:family="paragraph" style:parent-style-name="Standard">
      <style:text-properties officeooo:rsid="00aae9cc" officeooo:paragraph-rsid="00aae9cc"/>
    </style:style>
    <style:style style:name="P155" style:family="paragraph" style:parent-style-name="Text_20_body">
      <style:text-properties officeooo:rsid="004519ee" officeooo:paragraph-rsid="004519ee"/>
    </style:style>
    <style:style style:name="P156" style:family="paragraph" style:parent-style-name="Text_20_body">
      <style:text-properties officeooo:rsid="008a7164" officeooo:paragraph-rsid="008a7164"/>
    </style:style>
    <style:style style:name="P157" style:family="paragraph" style:parent-style-name="Text_20_body">
      <style:paragraph-properties fo:margin-left="0cm" fo:margin-right="0cm" fo:margin-top="0cm" fo:margin-bottom="0cm" style:contextual-spacing="false" fo:text-indent="0cm" style:auto-text-indent="false"/>
    </style:style>
    <style:style style:name="P158" style:family="paragraph" style:parent-style-name="Preformatted_20_Text">
      <style:text-properties officeooo:rsid="001fe3e5" officeooo:paragraph-rsid="001fe3e5"/>
    </style:style>
    <style:style style:name="P159" style:family="paragraph" style:parent-style-name="Preformatted_20_Text">
      <style:paragraph-properties fo:margin-top="0cm" fo:margin-bottom="0.499cm" style:contextual-spacing="false"/>
    </style:style>
    <style:style style:name="P160" style:family="paragraph" style:parent-style-name="Header">
      <style:text-properties officeooo:paragraph-rsid="009d1926"/>
    </style:style>
    <style:style style:name="P161" style:family="paragraph" style:parent-style-name="Heading_20_3">
      <style:text-properties officeooo:rsid="009e4066" officeooo:paragraph-rsid="009e4066"/>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58"><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55">number = input("enter a number")</text:p>
      <text:p text:style-name="P157">count = 1</text:p>
      <text:p text:style-name="P157">number = int(number)</text:p>
      <text:p text:style-name="P157">while count &lt;= number:</text:p>
      <text:p text:style-name="P157">print (number)</text:p>
      <text:p text:style-name="P157">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56">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59">[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text:span text:style-name="T19">ment 2:</text:span></text:p>
      <text:p text:style-name="P141">take what is on url and make it a variable = “”” <text:s text:c="2"/>“””</text:p>
      <text:p text:style-name="P141">similar to the idea of the movies</text:p>
      <text:p text:style-name="P142"><text:soft-page-break/>30 March 2015</text:p>
      <text:h text:style-name="P161" text:outline-level="3">011: Standard Modules, random, time, os and sys</text:h>
      <text:p text:style-name="P143">Keep looking at the python documentation for modules and try to think what they would call it to be able to find it easier</text:p>
      <text:p text:style-name="P143">if you cant find it there then look at google and then go to stackoverflow</text:p>
      <text:p text:style-name="P143">the linear algebra module can be used to sort out problems like done in matlab</text:p>
      <text:p text:style-name="P143">random can be used to create games where the people will behave randomly</text:p>
      <text:p text:style-name="P143">time <text:span text:style-name="T20">package</text:span> to see how long an algorithm takes to execute a program and get solution</text:p>
      <text:p text:style-name="P144"/>
      <text:p text:style-name="P144">sys module:</text:p>
      <text:p text:style-name="P145">import function into a specific namespace</text:p>
      <text:p text:style-name="P145">bz2 to compress and uncompress a file in python but just check what type of file you can do</text:p>
      <text:p text:style-name="P146">every time you want to use a module you type: import whatever_module</text:p>
      <text:p text:style-name="P146"/>
      <text:p text:style-name="P147">slide 5</text:p>
      <text:p text:style-name="P147">the name of the file and whatever follows is shown after you import the sys.argv</text:p>
      <text:p text:style-name="P147">can open a fasta file by using these command and argument type commands</text:p>
      <text:p text:style-name="P147"/>
      <text:p text:style-name="P147">-<text:span text:style-name="T21">a -n -s is used as arguments for the sys and so can do a program where it receives arguments from the command line but this is just one of the many things you can do with it</text:span></text:p>
      <text:p text:style-name="P147"/>
      <text:p text:style-name="P148">have to import these things every time because its something outside of the normal</text:p>
      <text:p text:style-name="P148"/>
      <text:p text:style-name="P149">when you want to have samples out of a specific list then have to state how many samples you want to have</text:p>
      <text:p text:style-name="P149">use dir(random) to find out more about the specific function.</text:p>
      <text:p text:style-name="P150">Cwd in python and pwd in linux are the same thing.</text:p>
      <text:p text:style-name="P150"/>
      <text:p text:style-name="P151">Time module</text:p>
      <text:p text:style-name="P151">it gives the time in milliseconds since the epoch which was 1 Jan 0:0:0 in 1970</text:p>
      <text:p text:style-name="P151">you can get the tie since the epoch</text:p>
      <text:p text:style-name="P151">can also check the time your algorithm takes to complete a task</text:p>
      <text:p text:style-name="P151"/>
      <text:p text:style-name="P152">slide 16</text:p>
      <text:p text:style-name="P152">the indexes can be used as a list of tuples</text:p>
      <text:p text:style-name="P152"/>
      <text:p text:style-name="P152"/>
      <text:p text:style-name="P153">012: files and formats</text:p>
      <text:p text:style-name="P154">save all the lectures from gustavo and put in python folder</text:p>
      <text:p text:style-name="P154"/>
      <text:p text:style-name="P147"/>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30T14:28:41.400193251</dc:date>
    <meta:editing-duration>P14DT5H10M59S</meta:editing-duration>
    <meta:editing-cycles>111</meta:editing-cycles>
    <meta:generator>LibreOffice/4.2.7.2$Linux_X86_64 LibreOffice_project/420m0$Build-2</meta:generator>
    <meta:document-statistic meta:table-count="0" meta:image-count="0" meta:object-count="0" meta:page-count="18" meta:paragraph-count="644" meta:word-count="6123" meta:character-count="32783" meta:non-whitespace-character-count="26942"/>
  </office:meta>
</office:document-meta>
</file>